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Fira Mono For Powerline" svg:font-family="'Fira Mono For Powerlin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OrgBulletedList"/>
    <style:style style:name="P3" style:family="paragraph" style:parent-style-name="Text_20_body" style:list-style-name="OrgNumberedList"/>
    <style:style style:name="T1" style:family="text">
      <style:text-properties officeooo:rsid="0012342a"/>
    </style:style>
    <style:style style:name="Sect1" style:family="section">
      <style:section-properties fo:background-color="#c0c0c0"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 text:display-outline-level="2" text:separation-character="." text:name="Equation"/>
        <text:sequence-decl text:display-outline-level="2" text:separation-character="." text:name="Listing"/>
      </text:sequence-decls>
      <text:p text:style-name="OrgSubtitle"><text:initial-creator>John Doe</text:initial-creator></text:p>
      <text:p text:style-name="OrgSubtitle"/>
      <text:table-of-content text:style-name="Sect1"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2" text:name="Table of Contents1_Head">
            <text:p text:style-name="Contents_20_Heading">Table of Contents</text:p>
          </text:index-title>
          <text:p text:style-name="Contents_20_1"><text:a xlink:type="simple" xlink:href="#orgab18ae1" text:style-name="Internet_20_link" text:visited-style-name="Visited_20_Internet_20_Link">1. First level header</text:a></text:p>
          <text:p text:style-name="Contents_20_2"><text:a xlink:type="simple" xlink:href="#org57e75c3" text:style-name="Internet_20_link" text:visited-style-name="Visited_20_Internet_20_Link">1.1. Second level header</text:a></text:p>
          <text:p text:style-name="Contents_20_3"><text:a xlink:type="simple" xlink:href="#org6345cfa" text:style-name="Internet_20_link" text:visited-style-name="Visited_20_Internet_20_Link">1.1.1. Third level header</text:a></text:p>
        </text:index-body>
      </text:table-of-content>
      <text:h text:style-name="Heading_20_1" text:outline-level="1"><text:bookmark-start text:name="OrgXref.orgab18ae1"/><text:bookmark text:name="orgab18ae1"/>First level header <text:bookmark-end text:name="OrgXref.orgab18ae1"/></text:h>
      <text:h text:style-name="Heading_20_2" text:outline-level="2"><text:bookmark-start text:name="OrgXref.org57e75c3"/><text:bookmark text:name="org57e75c3"/>Second level header <text:bookmark-end text:name="OrgXref.org57e75c3"/></text:h>
      <text:h text:style-name="Heading_20_3" text:outline-level="3"><text:bookmark-start text:name="OrgXref.org6345cfa"/><text:bookmark text:name="org6345cfa"/>Third level header <text:bookmark-end text:name="OrgXref.org6345cfa"/></text:h>
      <text:list xml:id="list788730150" text:style-name="OrgBulletedList">
        <text:list-item>
          <text:p text:style-name="P2">list item 1 </text:p>
        </text:list-item>
        <text:list-item>
          <text:p text:style-name="P2">list item 2 </text:p>
        </text:list-item>
        <text:list-item>
          <text:p text:style-name="P2">list item 3 </text:p>
        </text:list-item>
      </text:list>
      <text:p text:style-name="Text_20_body">Regular text test. </text:p>
      <text:p text:style-name="Text_20_body">Text with more than one paragraph and hopefully more than one row …Text with more than one paragraph and hopefully more than one row …Text with more than one paragraph and hopefully more than one row …Text with more than one paragraph and hopefully more than one row …Text with more than one paragraph and hopefully more than one row …Text with more than one paragraph and hopefully more than one row … </text:p>
      <text:p text:style-name="Text_20_body"><text:span text:style-name="OrgCode">example of verbatim text</text:span> </text:p>
      <text:p text:style-name="Text_20_body"><text:span text:style-name="OrgCode">example of code text</text:span> </text:p>
      <text:list xml:id="list3531421776" text:style-name="OrgNumberedList">
        <text:list-item>
          <text:p text:style-name="P3">ordered list item 1 </text:p>
        </text:list-item>
        <text:list-item>
          <text:p text:style-name="P3">ordered list item 2 </text:p>
        </text:list-item>
        <text:list-item>
          <text:p text:style-name="P3">ordered list item 3 </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Fira Mono For Powerline" svg:font-family="'Fira Mono For Powerlin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ab-stops>
          <style:tab-stop style:position="17cm"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fo:orphans="2" fo:widows="2" fo:hyphenation-ladder-count="no-limit" style:page-number="auto"/>
      <style:text-properties fo:hyphenate="true" fo:hyphenation-remain-char-count="2" fo:hyphenation-push-char-count="2" loext:hyphenation-no-caps="tru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paragraph-properties>
        <style:tab-stops>
          <style:tab-stop style:position="17cm" style:type="right"/>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loext: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loext:contextual-spacing="false"/>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rgFootnoteQuotations" style:family="paragraph" style:parent-style-name="Footnote"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cm" fo:border="none" style:shadow="none"/>
    </style:style>
    <style:style style:name="OrgClock" style:family="paragraph" style:parent-style-name="Text_20_body">
      <style:paragraph-properties fo:margin-top="0cm" fo:margin-bottom="0cm"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OrgFixedWidthBlockLastLine" style:family="paragraph" style:parent-style-name="OrgFixedWidthBlock">
      <style:paragraph-properties fo:margin-top="0cm" fo:margin-bottom="0.21cm" loext:contextual-spacing="false"/>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agraph-properties fo:margin-top="0cm" fo:margin-bottom="0.21cm"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loext: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Text" style:family="paragraph" style:parent-style-name="Caption" style:class="extra"/>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Fira Mono For Powerline" fo:font-family="'Fira Mono For Powerline'" style:font-family-generic="modern" style:font-pitch="fixed" fo:font-size="11pt" fo:background-color="#f5f5f5" style:font-name-asian="NSimSun" style:font-family-asian="NSimSun" style:font-family-generic-asian="modern" style:font-pitch-asian="fixed" style:font-name-complex="Fira Mono For Powerline" style:font-family-complex="'Fira Mono For Powerline'" style:font-family-generic-complex="modern" style:font-pitch-complex="fixed"/>
    </style:style>
    <style:style style:name="myHighlightImportant" style:family="text">
      <style:text-properties fo:background-color="#ffc300"/>
    </style:style>
    <style:style style:name="myHighlightWarning" style:family="text">
      <style:text-properties fo:background-color="#f1350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style:font-name="StarSymbol"/>
      </text:list-level-style-bullet>
      <text:list-level-style-bullet text:level="2" text:style-name="Bullet_5f_20_5f_Symbols" style:num-suffix="." text:bullet-char="•">
        <style:list-level-properties text:space-before="1.27cm" text:min-label-width="0.635cm"/>
        <style:text-properties style:font-name="StarSymbol"/>
      </text:list-level-style-bullet>
      <text:list-level-style-bullet text:level="3" text:style-name="Bullet_5f_20_5f_Symbols" style:num-suffix="." text:bullet-char="•">
        <style:list-level-properties text:space-before="1.905cm" text:min-label-width="0.635cm"/>
        <style:text-properties style:font-name="StarSymbol"/>
      </text:list-level-style-bullet>
      <text:list-level-style-bullet text:level="4" text:style-name="Bullet_5f_20_5f_Symbols" style:num-suffix="." text:bullet-char="•">
        <style:list-level-properties text:space-before="2.54cm" text:min-label-width="0.635cm"/>
        <style:text-properties style:font-name="StarSymbol"/>
      </text:list-level-style-bullet>
      <text:list-level-style-bullet text:level="5" text:style-name="Bullet_5f_20_5f_Symbols" style:num-suffix="." text:bullet-char="•">
        <style:list-level-properties text:space-before="3.175cm" text:min-label-width="0.635cm"/>
        <style:text-properties style:font-name="StarSymbol"/>
      </text:list-level-style-bullet>
      <text:list-level-style-bullet text:level="6" text:style-name="Bullet_5f_20_5f_Symbols" style:num-suffix="." text:bullet-char="•">
        <style:list-level-properties text:space-before="3.81cm" text:min-label-width="0.635cm"/>
        <style:text-properties style:font-name="StarSymbol"/>
      </text:list-level-style-bullet>
      <text:list-level-style-bullet text:level="7" text:style-name="Bullet_5f_20_5f_Symbols" style:num-suffix="." text:bullet-char="•">
        <style:list-level-properties text:space-before="4.445cm" text:min-label-width="0.635cm"/>
        <style:text-properties style:font-name="StarSymbol"/>
      </text:list-level-style-bullet>
      <text:list-level-style-bullet text:level="8" text:style-name="Bullet_5f_20_5f_Symbols" style:num-suffix="." text:bullet-char="•">
        <style:list-level-properties text:space-before="5.08cm" text:min-label-width="0.635cm"/>
        <style:text-properties style:font-name="StarSymbol"/>
      </text:list-level-style-bullet>
      <text:list-level-style-bullet text:level="9" text:style-name="Bullet_5f_20_5f_Symbols" style:num-suffix="." text:bullet-char="•">
        <style:list-level-properties text:space-before="5.715cm" text:min-label-width="0.635cm"/>
        <style:text-properties style:font-name="StarSymbol"/>
      </text:list-level-style-bullet>
      <text:list-level-style-bullet text:level="10" text:style-name="Bullet_5f_20_5f_Symbols" style:num-suffix="." text:bullet-char="•">
        <style:list-level-properties text:space-before="6.35cm" text:min-label-width="0.635cm"/>
        <style:text-properties style:font-name="Star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John Doe</meta:initial-creator>
    <dc:date>2021-04-01T08:50:02.267000000</dc:date>
    <meta:creation-date>2021-03-31T21:00:06</meta:creation-date>
    <meta:generator>LibreOffice/6.4.3.2$Windows_X86_64 LibreOffice_project/747b5d0ebf89f41c860ec2a39efd7cb15b54f2d8</meta:generator>
    <meta:keyword/>
    <dc:subject/>
    <dc:title/>
    <meta:editing-duration>PT10M47S</meta:editing-duration>
    <meta:editing-cycles>5</meta:editing-cycles>
    <meta:document-statistic meta:table-count="0" meta:image-count="0" meta:object-count="0" meta:page-count="1" meta:paragraph-count="22" meta:word-count="144" meta:character-count="745" meta:non-whitespace-character-count="616"/>
  </office:meta>
</office:document-meta>
</file>